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121"/>
    <style:style style:name="ce13" style:family="table-cell" style:parent-style-name="Default" style:data-style-name="N121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121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4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121">
      <style:table-cell-properties fo:border-bottom="none" fo:border-left="none" fo:border-right="0.0008in solid #000000" fo:border-top="none"/>
    </style:style>
    <style:style style:name="ce32" style:family="table-cell" style:parent-style-name="Default" style:data-style-name="N121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2D particle distribution, constant ratio supLen/sqrt(m)=6, summation density, leapfrog dt=autom., simu time~0.2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3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(+/- 0.5 diaphragm)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3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05">
            <text:p>0.0050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2"/>
          <table:table-cell table:style-name="ce30"/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float" office:value="0.0228742">
            <text:p>0.0228742</text:p>
          </table:table-cell>
          <table:table-cell table:style-name="ce12" office:value-type="float" office:value="0.0161848">
            <text:p>0.0161848</text:p>
          </table:table-cell>
          <table:table-cell table:style-name="ce12" office:value-type="float" office:value="0.0136212">
            <text:p>0.0136212</text:p>
          </table:table-cell>
          <table:table-cell table:style-name="ce22"/>
          <table:table-cell table:style-name="ce12" office:value-type="float" office:value="0.0111649">
            <text:p>0.0111649</text:p>
          </table:table-cell>
          <table:table-cell table:style-name="ce12" office:value-type="float" office:value="0.00732203">
            <text:p>0.0073220</text:p>
          </table:table-cell>
          <table:table-cell table:style-name="ce12" office:value-type="float" office:value="0.00593728">
            <text:p>0.0059373</text:p>
          </table:table-cell>
          <table:table-cell table:style-name="ce22"/>
          <table:table-cell table:style-name="ce12" office:value-type="float" office:value="0.0094088">
            <text:p>0.0094088</text:p>
          </table:table-cell>
          <table:table-cell table:style-name="ce12" office:value-type="float" office:value="0.00840592">
            <text:p>0.0084059</text:p>
          </table:table-cell>
          <table:table-cell table:style-name="ce31" office:value-type="float" office:value="0.00829198">
            <text:p>0.0082920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2" office:value-type="float" office:value="0.0288153">
            <text:p>0.0288153</text:p>
          </table:table-cell>
          <table:table-cell table:style-name="ce12" office:value-type="float" office:value="0.0206923">
            <text:p>0.0206923</text:p>
          </table:table-cell>
          <table:table-cell table:style-name="ce12" office:value-type="float" office:value="0.0176213">
            <text:p>0.0176213</text:p>
          </table:table-cell>
          <table:table-cell table:style-name="ce22"/>
          <table:table-cell table:style-name="ce12" office:value-type="float" office:value="0.0171208">
            <text:p>0.0171208</text:p>
          </table:table-cell>
          <table:table-cell table:style-name="ce12" office:value-type="float" office:value="0.0108771">
            <text:p>0.0108771</text:p>
          </table:table-cell>
          <table:table-cell table:style-name="ce12" office:value-type="float" office:value="0.00859076">
            <text:p>0.0085908</text:p>
          </table:table-cell>
          <table:table-cell table:style-name="ce22"/>
          <table:table-cell table:style-name="ce12" office:value-type="float" office:value="0.0150009">
            <text:p>0.0150009</text:p>
          </table:table-cell>
          <table:table-cell table:style-name="ce12" office:value-type="float" office:value="0.0132476">
            <text:p>0.0132476</text:p>
          </table:table-cell>
          <table:table-cell table:style-name="ce31" office:value-type="float" office:value="0.0129498">
            <text:p>0.0129498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table:style-name="ce12" office:value-type="float" office:value="0.0360044">
            <text:p>0.0360044</text:p>
          </table:table-cell>
          <table:table-cell table:style-name="ce12" office:value-type="float" office:value="0.0259925">
            <text:p>0.0259925</text:p>
          </table:table-cell>
          <table:table-cell table:style-name="ce12" office:value-type="float" office:value="0.0222061">
            <text:p>0.0222061</text:p>
          </table:table-cell>
          <table:table-cell table:style-name="ce22"/>
          <table:table-cell table:style-name="ce12" office:value-type="float" office:value="0.0216015">
            <text:p>0.0216015</text:p>
          </table:table-cell>
          <table:table-cell table:style-name="ce12" office:value-type="float" office:value="0.0135092">
            <text:p>0.0135092</text:p>
          </table:table-cell>
          <table:table-cell table:style-name="ce12" office:value-type="float" office:value="0.0105936">
            <text:p>0.0105936</text:p>
          </table:table-cell>
          <table:table-cell table:style-name="ce22"/>
          <table:table-cell table:style-name="ce12" office:value-type="float" office:value="0.0193478">
            <text:p>0.0193478</text:p>
          </table:table-cell>
          <table:table-cell table:style-name="ce12" office:value-type="float" office:value="0.016927">
            <text:p>0.0169270</text:p>
          </table:table-cell>
          <table:table-cell table:style-name="ce31" office:value-type="float" office:value="0.0163921">
            <text:p>0.0163921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table:style-name="ce12" office:value-type="float" office:value="0.0460935">
            <text:p>0.0460935</text:p>
          </table:table-cell>
          <table:table-cell table:style-name="ce12" office:value-type="float" office:value="0.0332605">
            <text:p>0.0332605</text:p>
          </table:table-cell>
          <table:table-cell table:style-name="ce12" office:value-type="float" office:value="0.028258">
            <text:p>0.0282580</text:p>
          </table:table-cell>
          <table:table-cell table:style-name="ce23"/>
          <table:table-cell table:style-name="ce12" office:value-type="float" office:value="0.0253176">
            <text:p>0.0253176</text:p>
          </table:table-cell>
          <table:table-cell table:style-name="ce12" office:value-type="float" office:value="0.015744">
            <text:p>0.0157440</text:p>
          </table:table-cell>
          <table:table-cell table:style-name="ce12" office:value-type="float" office:value="0.0122882">
            <text:p>0.0122882</text:p>
          </table:table-cell>
          <table:table-cell table:style-name="ce23"/>
          <table:table-cell table:style-name="ce12" office:value-type="float" office:value="0.0245663">
            <text:p>0.0245663</text:p>
          </table:table-cell>
          <table:table-cell table:style-name="ce12" office:value-type="float" office:value="0.0210433">
            <text:p>0.0210433</text:p>
          </table:table-cell>
          <table:table-cell table:style-name="ce31" office:value-type="float" office:value="0.0204087">
            <text:p>0.0204087</text:p>
          </table:table-cell>
        </table:table-row>
        <table:table-row table:style-name="ro2">
          <table:table-cell table:style-name="ce5" office:value-type="float" office:value="0.03">
            <text:p>0.0300</text:p>
          </table:table-cell>
          <table:table-cell table:style-name="ce13" office:value-type="float" office:value="0.0512989">
            <text:p>0.0512989</text:p>
          </table:table-cell>
          <table:table-cell table:style-name="ce13" office:value-type="float" office:value="0.0369143">
            <text:p>0.0369143</text:p>
          </table:table-cell>
          <table:table-cell table:style-name="ce13" office:value-type="float" office:value="0.0314825">
            <text:p>0.0314825</text:p>
          </table:table-cell>
          <table:table-cell table:style-name="ce24"/>
          <table:table-cell table:style-name="ce13" office:value-type="float" office:value="0.0302784">
            <text:p>0.0302784</text:p>
          </table:table-cell>
          <table:table-cell table:style-name="ce13" office:value-type="float" office:value="0.0188574">
            <text:p>0.0188574</text:p>
          </table:table-cell>
          <table:table-cell table:style-name="ce13" office:value-type="float" office:value="0.0149779">
            <text:p>0.0149779</text:p>
          </table:table-cell>
          <table:table-cell table:style-name="ce24"/>
          <table:table-cell table:style-name="ce13" office:value-type="float" office:value="0.0311892">
            <text:p>0.0311892</text:p>
          </table:table-cell>
          <table:table-cell table:style-name="ce13" office:value-type="float" office:value="0.0257161">
            <text:p>0.0257161</text:p>
          </table:table-cell>
          <table:table-cell table:style-name="ce32" office:value-type="float" office:value="0.0246922">
            <text:p>0.024692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3" table:end-x="0.5815in" table:end-y="0.1343in" draw:z-index="0" draw:style-name="gr1" svg:width="3.9996in" svg:height="3.2504in" svg:x="0in" svg:y="0.072in">
              <draw:object draw:notify-on-update-of-ranges="Sheet1.B5:Sheet1.B5 Sheet1.B6:Sheet1.B11 Sheet1.A6:Sheet1.A11 Sheet1.C5:Sheet1.C5 Sheet1.C6:Sheet1.C11 Sheet1.A6:Sheet1.A11 Sheet1.D5:Sheet1.D5 Sheet1.D6:Sheet1.D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3" table:end-x="0.261in" table:end-y="0.072in" draw:z-index="1" draw:style-name="gr1" svg:width="3.6764in" svg:height="3.1157in" svg:x="0.6327in" svg:y="0.1445in">
              <draw:object draw:notify-on-update-of-ranges="Sheet1.F5:Sheet1.F5 Sheet1.F6:Sheet1.F11 Sheet1.A6:Sheet1.A11 Sheet1.G5:Sheet1.G5 Sheet1.G6:Sheet1.G11 Sheet1.A6:Sheet1.A11 Sheet1.H5:Sheet1.H5 Sheet1.H6:Sheet1.H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4" table:end-x="0.3445in" table:end-y="0.0409in" draw:z-index="2" draw:style-name="gr1" svg:width="3.578in" svg:height="3.2508in" svg:x="0.3228in" svg:y="0.1555in">
              <draw:object draw:notify-on-update-of-ranges="Sheet1.J5:Sheet1.J5 Sheet1.J6:Sheet1.J11 Sheet1.A6:Sheet1.A11 Sheet1.K5:Sheet1.K5 Sheet1.K6:Sheet1.K11 Sheet1.A6:Sheet1.A11 Sheet1.L5:Sheet1.L5 Sheet1.L6:Sheet1.L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6">
          <table:table-cell table:number-columns-repeated="1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8">
          <table:table-cell table:number-columns-repeated="1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 table:number-rows-repeated="104849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6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2T16:04:55</dc:date>
    <meta:editing-duration>PT04H58M15S</meta:editing-duration>
    <meta:editing-cycles>39</meta:editing-cycles>
    <meta:generator>OpenOffice.org/3.1$Linux OpenOffice.org_project/310m21$Build-9319</meta:generator>
    <meta:document-statistic meta:table-count="3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1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0" chart:values-cell-range-address="Sheet1.C6:Sheet1.C11" chart:label-cell-address="Sheet1.C5:Sheet1.C5" chart:class="chart:scatter">
            <chart:data-point chart:repeated="6"/>
          </chart:series>
          <chart:series chart:style-name="ch11" chart:values-cell-range-address="Sheet1.D6:Sheet1.D11" chart:label-cell-address="Sheet1.D5:Sheet1.D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B6:Sheet1.B11">1.#NAN</text:p>
              </table:table-cell>
              <table:table-cell office:value-type="float" office:value="1.#NAN">
                <text:p text:id="Sheet1.C6:Sheet1.C11">1.#NAN</text:p>
              </table:table-cell>
              <table:table-cell office:value-type="float" office:value="1.#NAN">
                <text:p text:id="Sheet1.D6:Sheet1.D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28742">
                <text:p>0.0228742</text:p>
              </table:table-cell>
              <table:table-cell office:value-type="float" office:value="0.0161848">
                <text:p>0.0161848</text:p>
              </table:table-cell>
              <table:table-cell office:value-type="float" office:value="0.0136212">
                <text:p>0.0136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288153">
                <text:p>0.0288153</text:p>
              </table:table-cell>
              <table:table-cell office:value-type="float" office:value="0.0206923">
                <text:p>0.0206923</text:p>
              </table:table-cell>
              <table:table-cell office:value-type="float" office:value="0.0176213">
                <text:p>0.017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360044">
                <text:p>0.0360044</text:p>
              </table:table-cell>
              <table:table-cell office:value-type="float" office:value="0.0259925">
                <text:p>0.0259925</text:p>
              </table:table-cell>
              <table:table-cell office:value-type="float" office:value="0.0222061">
                <text:p>0.022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460935">
                <text:p>0.0460935</text:p>
              </table:table-cell>
              <table:table-cell office:value-type="float" office:value="0.0332605">
                <text:p>0.0332605</text:p>
              </table:table-cell>
              <table:table-cell office:value-type="float" office:value="0.028258">
                <text:p>0.0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512989">
                <text:p>0.0512989</text:p>
              </table:table-cell>
              <table:table-cell office:value-type="float" office:value="0.0369143">
                <text:p>0.0369143</text:p>
              </table:table-cell>
              <table:table-cell office:value-type="float" office:value="0.0314825">
                <text:p>0.0314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1 Sheet1.F5:Sheet1.H11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1" chart:label-cell-address="Sheet1.F5:Sheet1.F5" chart:class="chart:scatter">
            <chart:domain table:cell-range-address="Sheet1.A6:Sheet1.A11"/>
            <chart:data-point chart:repeated="6"/>
          </chart:series>
          <chart:series chart:style-name="ch10" chart:values-cell-range-address="Sheet1.G6:Sheet1.G11" chart:label-cell-address="Sheet1.G5:Sheet1.G5" chart:class="chart:scatter">
            <chart:data-point chart:repeated="6"/>
          </chart:series>
          <chart:series chart:style-name="ch11" chart:values-cell-range-address="Sheet1.H6:Sheet1.H11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F6:Sheet1.F11">1.#NAN</text:p>
              </table:table-cell>
              <table:table-cell office:value-type="float" office:value="1.#NAN">
                <text:p text:id="Sheet1.G6:Sheet1.G11">1.#NAN</text:p>
              </table:table-cell>
              <table:table-cell office:value-type="float" office:value="1.#NAN">
                <text:p text:id="Sheet1.H6:Sheet1.H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11649">
                <text:p>0.0111649</text:p>
              </table:table-cell>
              <table:table-cell office:value-type="float" office:value="0.00732203">
                <text:p>0.00732203</text:p>
              </table:table-cell>
              <table:table-cell office:value-type="float" office:value="0.00593728">
                <text:p>0.0059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71208">
                <text:p>0.0171208</text:p>
              </table:table-cell>
              <table:table-cell office:value-type="float" office:value="0.0108771">
                <text:p>0.0108771</text:p>
              </table:table-cell>
              <table:table-cell office:value-type="float" office:value="0.00859076">
                <text:p>0.0085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216015">
                <text:p>0.0216015</text:p>
              </table:table-cell>
              <table:table-cell office:value-type="float" office:value="0.0135092">
                <text:p>0.0135092</text:p>
              </table:table-cell>
              <table:table-cell office:value-type="float" office:value="0.0105936">
                <text:p>0.010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53176">
                <text:p>0.0253176</text:p>
              </table:table-cell>
              <table:table-cell office:value-type="float" office:value="0.015744">
                <text:p>0.015744</text:p>
              </table:table-cell>
              <table:table-cell office:value-type="float" office:value="0.0122882">
                <text:p>0.0122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302784">
                <text:p>0.0302784</text:p>
              </table:table-cell>
              <table:table-cell office:value-type="float" office:value="0.0188574">
                <text:p>0.0188574</text:p>
              </table:table-cell>
              <table:table-cell office:value-type="float" office:value="0.0149779">
                <text:p>0.0149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1 Sheet1.J5:Sheet1.L11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1" chart:label-cell-address="Sheet1.J5:Sheet1.J5" chart:class="chart:scatter">
            <chart:domain table:cell-range-address="Sheet1.A6:Sheet1.A11"/>
            <chart:data-point chart:repeated="6"/>
          </chart:series>
          <chart:series chart:style-name="ch10" chart:values-cell-range-address="Sheet1.K6:Sheet1.K11" chart:label-cell-address="Sheet1.K5:Sheet1.K5" chart:class="chart:scatter">
            <chart:data-point chart:repeated="6"/>
          </chart:series>
          <chart:series chart:style-name="ch11" chart:values-cell-range-address="Sheet1.L6:Sheet1.L11" chart:label-cell-address="Sheet1.L5:Sheet1.L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1.#NAN">
                <text:p text:id="Sheet1.J6:Sheet1.J11">1.#NAN</text:p>
              </table:table-cell>
              <table:table-cell office:value-type="float" office:value="1.#NAN">
                <text:p text:id="Sheet1.K6:Sheet1.K11">1.#NAN</text:p>
              </table:table-cell>
              <table:table-cell office:value-type="float" office:value="1.#NAN">
                <text:p text:id="Sheet1.L6:Sheet1.L1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94088">
                <text:p>0.0094088</text:p>
              </table:table-cell>
              <table:table-cell office:value-type="float" office:value="0.00840592">
                <text:p>0.00840592</text:p>
              </table:table-cell>
              <table:table-cell office:value-type="float" office:value="0.00829198">
                <text:p>0.0082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50009">
                <text:p>0.0150009</text:p>
              </table:table-cell>
              <table:table-cell office:value-type="float" office:value="0.0132476">
                <text:p>0.0132476</text:p>
              </table:table-cell>
              <table:table-cell office:value-type="float" office:value="0.0129498">
                <text:p>0.0129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93478">
                <text:p>0.0193478</text:p>
              </table:table-cell>
              <table:table-cell office:value-type="float" office:value="0.016927">
                <text:p>0.016927</text:p>
              </table:table-cell>
              <table:table-cell office:value-type="float" office:value="0.0163921">
                <text:p>0.0163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45663">
                <text:p>0.0245663</text:p>
              </table:table-cell>
              <table:table-cell office:value-type="float" office:value="0.0210433">
                <text:p>0.0210433</text:p>
              </table:table-cell>
              <table:table-cell office:value-type="float" office:value="0.0204087">
                <text:p>0.0204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311892">
                <text:p>0.0311892</text:p>
              </table:table-cell>
              <table:table-cell office:value-type="float" office:value="0.0257161">
                <text:p>0.0257161</text:p>
              </table:table-cell>
              <table:table-cell office:value-type="float" office:value="0.0246922">
                <text:p>0.0246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